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6c8" officeooo:paragraph-rsid="000386c8"/>
    </style:style>
    <style:style style:name="P2" style:family="paragraph" style:parent-style-name="Standard">
      <style:text-properties officeooo:rsid="000af7aa" officeooo:paragraph-rsid="000af7aa"/>
    </style:style>
    <style:style style:name="P3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0386c8" officeooo:paragraph-rsid="000386c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</text:p>
      <text:p text:style-name="P1"/>
      <text:p text:style-name="P1">Guion BabyMozart</text:p>
      <text:p text:style-name="P1"/>
      <text:p text:style-name="P2">El juego tiene tres niveles:</text:p>
      <text:p text:style-name="P2">1. Asociar nombre de nota, color y sonido con su tecla del piano corrspondiente.</text:p>
      <text:p text:style-name="P2">2. Asociar del mismo modo pero sin color.</text:p>
      <text:p text:style-name="P2">3. acertar solo con el sonido dado.</text:p>
      <text:p text:style-name="P3"/>
      <text:p text:style-name="P1"/>
      <text:p text:style-name="P2">En el juego van apareciendo notas aleatoriamente, tanto por su valor (de Do a Si), como su posicion en x (en cualquier sitio desde izq a dcha). </text:p>
      <text:p text:style-name="P2">El usuario debe usar las teclas de flechas de izq y dcha para colocar la nota en la tecla del piano correspondiente.</text:p>
      <text:p text:style-name="P2">Si el usuario ya está seguro puede pulsar la tecla flecha abajo para que la nota vaya directamente a la tecla encima de la que está puesta.</text:p>
      <text:p text:style-name="P2">Cuando la nota llega a la tecla, pueden pasar dos cosas:</text:p>
      <text:p text:style-name="P2">1. Que acierte, en cuya caso se suman 100m puntos.</text:p>
      <text:p text:style-name="P2">2. Que falle, en cuyo caso se resta una vida (eso si me da tiempo)</text:p>
      <text:p text:style-name="P2"/>
      <text:p text:style-name="P2">A la izquierda, tendremos lo siguiente:</text:p>
      <text:p text:style-name="P2">1. un scrollbar que permitirá seleccionar la velocidad de las notas.</text:p>
      <text:p text:style-name="P2">2. un selector de nivel.</text:p>
      <text:p text:style-name="P2">3. un selector de modo: juego o piano solo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27:48.396641960</meta:creation-date>
    <meta:editing-duration>PT13H31M16S</meta:editing-duration>
    <meta:editing-cycles>3</meta:editing-cycles>
    <meta:generator>LibreOffice/6.0.6.2$Linux_X86_64 LibreOffice_project/00m0$Build-2</meta:generator>
    <dc:date>2019-01-22T23:56:49.836395559</dc:date>
    <meta:document-statistic meta:table-count="0" meta:image-count="0" meta:object-count="0" meta:page-count="1" meta:paragraph-count="16" meta:word-count="180" meta:character-count="952" meta:non-whitespace-character-count="787"/>
  </office:meta>
</office:document-meta>
</file>